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CCLESIASTES 9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INFINITE ONE (9:1): The affairs of all people are in the hands of God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INSANITY (9:2-6, 11-12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INSANITY (9:2-6, 11-12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Death ends every person's life (9:2-6).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eath ends every person's life (9:2-6).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living know they will die (9:5a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dead know nothing at all (9:5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INSANITY (9:2-6, 11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eath ends every person's life (9:2-6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Chance controls every person's life (9:11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Chance controls every person's life (9:11).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swift do not always win the race (9:11a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strong do not always win the battle (9:11b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INSANITY (9:2-6, 11-12)<text:s text:c="1"/></text:span><text:span text:style-name="a502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Death ends every person's life (9:2-6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Chance controls every person's life (9:11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mart do not always acquire the wealth (9:11c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CCLESIASTES 9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INFINITE ONE (9:1): The affairs of all people are in the hands of God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INSANITY (9:2-6, 11-12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Calamity stalks every person's path (9:12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INSTRUCTIONS (9:7-10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INSTRUCTIONS (9:7-10)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Enjoy life with your wife (9:9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Whatever you do, do well (9:10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ECCLESIASTES 9<text:s text:c="1"/></text:span><text:span text:style-name="a556" text:class-names=""/></text:p>
          </draw:text-box>
          <svg:title/>
          <svg:desc/>
        </draw:frame>
        <draw:frame draw:id="id100" presentation:style-name="a577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INFINITE ONE (9:1): The affairs of all people are in the hands of God.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INSANITY (9:2-6, 11-12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Calamity stalks every person's path (9:12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INSTRUCTIONS (9:7-10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ILLUSTRATION (9:13-18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0" draw:style-name="a578" draw:master-page-name="Master1-Layout1-title-Title-Slide" presentation:presentation-page-layout-name="Master1-PPL1" draw:id="Slide-265">
        <draw:frame draw:id="id101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THE ILLUSTRATION (9:13-18)<text:s text:c="1"/></text:span><text:span text:style-name="a580" text:class-names=""/></text:p>
          </draw:text-box>
          <svg:title/>
          <svg:desc/>
        </draw:frame>
        <draw:frame draw:id="id102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The contents (9:13-15)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contents (9:13-15)<text:s text:c="1"/></text:span><text:span text:style-name="a590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saving (9:13-15a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sorrow (9:1 5b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2" draw:style-name="a603" draw:master-page-name="Master1-Layout1-title-Title-Slide" presentation:presentation-page-layout-name="Master1-PPL1" draw:id="Slide-267">
        <draw:frame draw:id="id105" presentation:style-name="a607" draw:name="Title 1" svg:x="1.38in" svg:y="0.83in" svg:width="10.3in" svg:height="4.42in" presentation:class="title" presentation:placeholder="false">
          <draw:text-box>
            <text:p text:style-name="a606" text:class-names="" text:cond-style-name=""><text:span text:style-name="a604" text:class-names="">THE ILLUSTRATION (9:13-18)<text:s text:c="1"/></text:span><text:span text:style-name="a605" text:class-names=""/></text:p>
          </draw:text-box>
          <svg:title/>
          <svg:desc/>
        </draw:frame>
        <draw:frame draw:id="id106" presentation:style-name="a612" draw:name="Subtitle 2" svg:x="1.38in" svg:y="5.25in" svg:width="10.3in" svg:height="1.85in" presentation:class="subtitle" presentation:placeholder="false">
          <draw:text-box>
            <text:p text:style-name="a609" text:class-names="" text:cond-style-name=""><text:span text:style-name="a608" text:class-names=""><text:s text:c="1"/>The contents (9:13-15)<text:s text:c="1"/></text:span></text:p>
            <text:p text:style-name="a611" text:class-names="" text:cond-style-name=""><text:span text:style-name="a610" text:class-names=""/></text:p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ECCLESIASTES 9<text:s text:c="1"/></text:span><text:span text:style-name="a615" text:class-names=""/></text:p>
          </draw:text-box>
          <svg:title/>
          <svg:desc/>
        </draw:frame>
        <draw:frame draw:id="id108" presentation:style-name="a636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HE INFINITE ONE (9:1): The affairs of all people are in the hands of God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INSANITY (9:2-6, 11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Calamity stalks every person's path (9:12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INSTRUCTIONS (9:7-10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THE ILLUSTRATION (9:13-18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9 </dc:title>
    <meta:initial-creator>David STRICKLAND</meta:initial-creator>
    <dc:creator>David STRICKLAND</dc:creator>
    <meta:creation-date>2020-02-24T10:51:24Z</meta:creation-date>
    <dc:date>2020-02-24T10:51:25Z</dc:date>
    <meta:template xlink:href="BibleStudy" xlink:type="simple"/>
    <meta:editing-cycles>1</meta:editing-cycles>
    <meta:editing-duration>PT0S</meta:editing-duration>
    <meta:document-statistic meta:paragraph-count="45" meta:word-count="362"/>
  </office:meta>
</office:document-meta>
</file>